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834cm" fo:min-width="0cm" loext:decorative="false"/>
    </style:style>
    <style:style style:name="gr2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1.02cm" fo:min-width="3.119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27cm" draw:transform="rotate (0.593411945678072) translate (1.852cm 1.372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35cm" svg:height="1.27cm" draw:transform="rotate (0.593411945678072) translate (3.307cm 3.456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19cm" svg:height="1.27cm" draw:transform="rotate (2.19911485751286) translate (3.562cm 4.774cm)">
          <text:p/>
          <draw:enhanced-geometry svg:viewBox="0 0 21600 21600" draw:type="block-arc" draw:modifiers="156.445615311795 4784.253776915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dan Franits</meta:initial-creator>
    <meta:creation-date>2024-09-14T16:51:34.618268160</meta:creation-date>
    <dc:date>2024-09-14T16:56:55.548185311</dc:date>
    <dc:creator>Aidan Franits</dc:creator>
    <meta:editing-duration>PT5M22S</meta:editing-duration>
    <meta:editing-cycles>3</meta:editing-cycles>
    <meta:generator>LibreOffice/24.8.1.2$Linux_X86_64 LibreOffice_project/480$Build-2</meta:generator>
    <meta:document-statistic meta:object-count="3"/>
  </office:meta>
</office:document-meta>
</file>